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Arial CYR" svg:font-family="'Arial CYR'"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4.219cm"/>
    </style:style>
    <style:style style:name="Таблица1.B" style:family="table-column">
      <style:table-column-properties style:column-width="4.221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A7"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justify" style:justify-single-word="false" fo:text-indent="1.251cm" style:auto-text-indent="false"/>
    </style:style>
    <style:style style:name="P4" style:family="paragraph" style:parent-style-name="Standard">
      <style:paragraph-properties fo:margin-left="0cm" fo:margin-right="0cm" fo:text-align="justify" style:justify-single-word="false" fo:text-indent="1cm" style:auto-text-indent="false"/>
      <style:text-properties fo:font-size="14pt" fo:font-weight="bold" style:font-size-asian="14pt" style:font-weight-asian="bold" style:font-size-complex="14pt"/>
    </style:style>
    <style:style style:name="P5" style:family="paragraph" style:parent-style-name="Standard">
      <style:paragraph-properties fo:margin-left="0cm" fo:margin-right="0cm" fo:text-align="justify" style:justify-single-word="false" fo:text-indent="1cm" style:auto-text-indent="false"/>
    </style:style>
    <style:style style:name="P6" style:family="paragraph" style:parent-style-name="Heading_20_3" style:master-page-name="Standard">
      <style:paragraph-properties style:page-number="auto"/>
    </style:style>
    <style:style style:name="P7" style:family="paragraph" style:parent-style-name="Title">
      <style:paragraph-properties fo:margin-left="0cm" fo:margin-right="0cm" fo:text-align="start" style:justify-single-word="false" fo:text-indent="1.251cm" style:auto-text-indent="false"/>
      <style:text-properties fo:color="#00b050" fo:font-size="14pt" style:font-size-asian="14pt" style:font-size-complex="14pt"/>
    </style:style>
    <style:style style:name="P8" style:family="paragraph" style:parent-style-name="Heading_20_1">
      <style:paragraph-properties fo:margin-left="0cm" fo:margin-right="0cm" fo:margin-top="0cm" fo:margin-bottom="0.049cm" fo:text-indent="1.251cm" style:auto-text-indent="false"/>
    </style:style>
    <style:style style:name="P9" style:family="paragraph" style:parent-style-name="Heading_20_1">
      <style:paragraph-properties fo:margin-left="0cm" fo:margin-right="0cm" fo:margin-top="0cm" fo:margin-bottom="0.049cm" fo:text-indent="1.251cm" style:auto-text-indent="false"/>
      <style:text-properties fo:color="#00b050" style:font-name="Times New Roman" fo:font-size="14pt" style:font-size-asian="14pt" style:font-name-complex="Times New Roman1" style:font-size-complex="14pt"/>
    </style:style>
    <style:style style:name="T1" style:family="text">
      <style:text-properties fo:color="#00b050"/>
    </style:style>
    <style:style style:name="T2" style:family="text">
      <style:text-properties fo:color="#00b050" style:font-name="Times New Roman" fo:font-size="14pt" style:font-size-asian="14pt" style:font-name-complex="Times New Roman1" style:font-size-complex="14pt"/>
    </style:style>
    <style:style style:name="T3" style:family="text">
      <style:text-properties fo:color="#00b050" fo:language="en" fo:country="US"/>
    </style:style>
    <style:style style:name="T4" style:family="text">
      <style:text-properties fo:font-size="14pt" fo:font-weight="bold" style:font-size-asian="14pt" style:font-weight-asian="bold" style:font-size-complex="14pt"/>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60916529275969320" text:style-name="Outline">
        <text:list-item>
          <text:list>
            <text:list-item>
              <text:list>
                <text:list-item>
                  <text:h text:style-name="P6" text:outline-level="3"><text:bookmark-start text:name="_Toc79674471"/><text:span text:style-name="T1">Лабораторная работа № 010300-203</text:span></text:h>
                </text:list-item>
              </text:list>
            </text:list-item>
          </text:list>
        </text:list-item>
      </text:list>
      <text:p text:style-name="P7"><text:bookmark-end text:name="_Toc79674471"/></text:p>
      <text:list xml:id="list33505575" text:continue-numbering="true" text:style-name="Outline">
        <text:list-item>
          <text:h text:style-name="P8" text:outline-level="1"><text:span text:style-name="T2">Базовое конфигурирование локальной сети</text:span></text:h>
        </text:list-item>
        <text:list-item>
          <text:h text:style-name="P9" text:outline-level="1"/>
        </text:list-item>
      </text:list>
      <text:p text:style-name="P3"><text:span text:style-name="T1">Вам предстоит выполнить моделирование локальной сети, обслуживающей потребности организации, занимающейся проектированием в области гражданского строительства. В организации работают 6 проектировщиков, для каждого из которых необходимо предусмотреть рабочее место. Для размещения проектировщиков арендованы два помещения, расположенные на 4 и 28 этажах офисного здания. На 4 этаже планируется разместить 4 сотрудников, остальные 2-е сотрудников и файловый сервер для хранения проектов будут размещены на 28 этаже. Там же предусмотреть рабочее место и для администратора.</text:span></text:p>
      <text:p text:style-name="P3"><text:span text:style-name="T1">Логически сеть будет организована в виде единой IP сети. Для адресации узлов сети использовать адресное пространство сети 192.168.1.0.</text:span></text:p>
      <text:p text:style-name="P3"><text:span text:style-name="T1">Для сетевых устройств на 4-м этаже использовать адреса хостов в диапазоне 1-99, на 28-м этаже в диапазоне 101-199, для машины администратора использовать адрес хоста 200, для адресации сетевых устройств использовать старшие адреса диапазона.</text:span></text:p>
      <text:p text:style-name="P3"><text:span text:style-name="T1">Для оптимизации затрат на кабельную инфраструктуру на каждом этаже разместить управляемый коммутатор типа </text:span><text:span text:style-name="T3">Cisco</text:span><text:span text:style-name="T1">-2960 и соединить их гигабитным линком. Сервер подключит гигабитным линком, остальные подключения выполнять по 100 Мбит Ethernet технологии.</text:span></text:p>
      <text:p text:style-name="P3">Начальное конфигурирование коммутаторов выполнить с использованием консольного подключения с компьютера администратора.</text:p>
      <text:p text:style-name="P3">Для обеспечения возможности в последующем их удаленного администрирования необходимо назначить каждому коммутатору IP-адрес. Но по определению и принципу работы назначать IP-адрес порту коммутатора совершенно не имеет смысла, поскольку порт обязан принять любой пришедший кадр и отдать его на обработку процессору коммутатора. При этом процессор коммутатора считывает и анализирует только MAC-адрес назначения и не интересуется данными сетевого уровня (IP-адресом). Поэтому прежде чем назначить коммутатору IP-адрес, мы должны назначить ему <text:span text:style-name="T5">MAC</text:span>-адрес, ассоциируемый не с каким-то из портов коммутатора (как это принято в маршрутизаторах), а с самим коммутатором в целом. И такой MAC-адрес назначается коммутатору производителем. Но как и к кому кадр, адресованный на этот <text:s/><text:span text:style-name="T5">MAC</text:span>-адрес, попадет? Оказывается кроме реальных интерфейсов, у коммутатора имеются и виртуальные, с которыми и ассоциируется этот <text:span text:style-name="T5">MAC</text:span>-адрес. В базовой заводской конфигурации такой виртуальный интерфейс только один и называется он vlan 1 (виртуальная локальная сеть). Да, именно сконфигурированная на коммутаторе виртуальная локальная сеть является дополнительным виртуальным интерфейсом к нему. Базовая конфигурация предусматривает наличие только одной vlan, к которой при этом приписываются все физические порты коммутатора (это эквивалентно тому, что коммутатор вообще ничего не знает про <text:span text:style-name="T5">v</text:span>lan и протоколы их использования). Удалить эту vlan из конфигурации нельзя, но изъять из неё те или иные физические порты вполне можно. Если администратор конфигурирует на коммутаторе дополнительные vlan, то каждой из них тоже можно назначить виртуальный порт, но пока нам это не нужно. <text:s/></text:p>
      <text:p text:style-name="P3">Следовательно для каждого из коммутаторов их виртуальным интерфейсам vlan 1 <text:s/>назначаем уникальные сетевые адреса из указанного диапазона.</text:p>
      <text:p text:style-name="P4"/>
      <text:p text:style-name="P4"/>
      <text:p text:style-name="P4"/>
      <text:p text:style-name="P4"/>
      <text:p text:style-name="P5"><text:soft-page-break/><text:span text:style-name="T4">Задания</text:span></text:p>
      <text:p text:style-name="P4"/>
      <text:p text:style-name="P5">1. Составить и заполнить адресную таблицу в виде:</text:p>
      <table:table table:name="Таблица1" table:style-name="Таблица1">
        <table:table-column table:style-name="Таблица1.A"/>
        <table:table-column table:style-name="Таблица1.B"/>
        <table:table-column table:style-name="Таблица1.A"/>
        <table:table-column table:style-name="Таблица1.B"/>
        <table:table-row table:style-name="Таблица1.1">
          <table:table-cell table:style-name="Таблица1.A1" office:value-type="string">
            <text:p text:style-name="P2"><text:span text:style-name="T7">устройство</text:span></text:p>
          </table:table-cell>
          <table:table-cell table:style-name="Таблица1.A1" office:value-type="string">
            <text:p text:style-name="P2"><text:span text:style-name="T7">интерфейс</text:span></text:p>
          </table:table-cell>
          <table:table-cell table:style-name="Таблица1.A1" office:value-type="string">
            <text:p text:style-name="P2"><text:span text:style-name="T6">IP адрес</text:span></text:p>
          </table:table-cell>
          <table:table-cell table:style-name="Таблица1.A1" office:value-type="string">
            <text:p text:style-name="P2"><text:span text:style-name="T7">маска сети</text:span></text:p>
          </table:table-cell>
        </table:table-row>
        <table:table-row table:style-name="Таблица1.1">
          <table:table-cell table:style-name="Таблица1.A1" office:value-type="string">
            <text:p text:style-name="P1">Коммутатор_1</text:p>
          </table:table-cell>
          <table:table-cell table:style-name="Таблица1.A1" office:value-type="string">
            <text:p text:style-name="P1"><text:span text:style-name="T5">Vlan 1</text:span></text:p>
          </table:table-cell>
          <table:table-cell table:style-name="Таблица1.A1" office:value-type="string">
            <text:p text:style-name="P1">192.168.1.<text:span text:style-name="T5">99</text:span></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Коммутатор_2</text:p>
          </table:table-cell>
          <table:table-cell table:style-name="Таблица1.A1" office:value-type="string">
            <text:p text:style-name="P1"><text:span text:style-name="T5">Vlan 1</text:span></text:p>
          </table:table-cell>
          <table:table-cell table:style-name="Таблица1.A1" office:value-type="string">
            <text:p text:style-name="P1">192.168.1.<text:span text:style-name="T5">199</text:span></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администратора</text:p>
          </table:table-cell>
          <table:table-cell table:style-name="Таблица1.A1" office:value-type="string">
            <text:p text:style-name="P1"><text:span text:style-name="T5">Сетевая </text:span>карта (NIC)</text:p>
          </table:table-cell>
          <table:table-cell table:style-name="Таблица1.A1" office:value-type="string">
            <text:p text:style-name="P1">192.168.1.200</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Сервер</text:p>
          </table:table-cell>
          <table:table-cell table:style-name="Таблица1.A1" office:value-type="string">
            <text:p text:style-name="P1"><text:span text:style-name="T5">Сетевая </text:span>карта (NIC)</text:p>
          </table:table-cell>
          <table:table-cell table:style-name="Таблица1.A1" office:value-type="string">
            <text:p text:style-name="P1">192.168.1.198</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4_1</text:p>
          </table:table-cell>
          <table:table-cell table:style-name="Таблица1.A1" office:value-type="string">
            <text:p text:style-name="P1"><text:span text:style-name="T5">Сетевая </text:span>карта (NIC)</text:p>
          </table:table-cell>
          <table:table-cell table:style-name="Таблица1.A1" office:value-type="string">
            <text:p text:style-name="P1">192.168.1.41</text:p>
          </table:table-cell>
          <table:table-cell table:style-name="Таблица1.A1" office:value-type="string">
            <text:p text:style-name="P1">255.255.255.0</text:p>
          </table:table-cell>
        </table:table-row>
        <table:table-row table:style-name="Таблица1.1">
          <table:table-cell table:style-name="Таблица1.A7" office:value-type="string">
            <text:p text:style-name="P1">РС_этаж4_2</text:p>
          </table:table-cell>
          <table:table-cell table:style-name="Таблица1.A7" office:value-type="string">
            <text:p text:style-name="P1"><text:span text:style-name="T5">Сетевая </text:span>карта (NIC)</text:p>
          </table:table-cell>
          <table:table-cell table:style-name="Таблица1.A7" office:value-type="string">
            <text:p text:style-name="P1">192.168.1.42</text:p>
          </table:table-cell>
          <table:table-cell table:style-name="Таблица1.A7" office:value-type="string">
            <text:p text:style-name="P1">255.255.255.0</text:p>
          </table:table-cell>
        </table:table-row>
        <table:table-row table:style-name="Таблица1.1">
          <table:table-cell table:style-name="Таблица1.A7" office:value-type="string">
            <text:p text:style-name="P1">РС_этаж4_3</text:p>
          </table:table-cell>
          <table:table-cell table:style-name="Таблица1.A7" office:value-type="string">
            <text:p text:style-name="P1"><text:span text:style-name="T5">Сетевая </text:span>карта (NIC)</text:p>
          </table:table-cell>
          <table:table-cell table:style-name="Таблица1.A7" office:value-type="string">
            <text:p text:style-name="P1">192.168.1.43</text:p>
          </table:table-cell>
          <table:table-cell table:style-name="Таблица1.A7" office:value-type="string">
            <text:p text:style-name="P1">255.255.255.0</text:p>
          </table:table-cell>
        </table:table-row>
        <table:table-row table:style-name="Таблица1.1">
          <table:table-cell table:style-name="Таблица1.A1" office:value-type="string">
            <text:p text:style-name="P1">РС_этаж4_4</text:p>
          </table:table-cell>
          <table:table-cell table:style-name="Таблица1.A1" office:value-type="string">
            <text:p text:style-name="P1"><text:span text:style-name="T5">Сетевая </text:span>карта (NIC)</text:p>
          </table:table-cell>
          <table:table-cell table:style-name="Таблица1.A1" office:value-type="string">
            <text:p text:style-name="P1">192.168.1.44</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28_1</text:p>
          </table:table-cell>
          <table:table-cell table:style-name="Таблица1.A1" office:value-type="string">
            <text:p text:style-name="P1"><text:span text:style-name="T5">Сетевая </text:span>карта (NIC)</text:p>
          </table:table-cell>
          <table:table-cell table:style-name="Таблица1.A1" office:value-type="string">
            <text:p text:style-name="P1">192.168.1.101</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28_2</text:p>
          </table:table-cell>
          <table:table-cell table:style-name="Таблица1.A1" office:value-type="string">
            <text:p text:style-name="P1"><text:span text:style-name="T5">Сетевая </text:span>карта (NIC)</text:p>
          </table:table-cell>
          <table:table-cell table:style-name="Таблица1.A1" office:value-type="string">
            <text:p text:style-name="P1">192.168.1.102</text:p>
          </table:table-cell>
          <table:table-cell table:style-name="Таблица1.A1" office:value-type="string">
            <text:p text:style-name="P1">255.255.255.0</text:p>
          </table:table-cell>
        </table:table-row>
      </table:table>
      <text:p text:style-name="P5"/>
      <text:p text:style-name="P5">2. Запустите <text:span text:style-name="T5">Packet</text:span> <text:span text:style-name="T5">Tracer</text:span> и воспроизведите физическую конфигурацию.</text:p>
      <text:p text:style-name="P5">3. С помощью компьютера администратора и консольного подключения выполните базовое конфигурирование коммутаторов. Для каждого из них:</text:p>
      <text:p text:style-name="P5">- задайте уникальное имя</text:p>
      <text:p text:style-name="P5">- задайте пароль на консольное подключение</text:p>
      <text:p text:style-name="P5">- задайте пароль на доступ к привилегированному пользовательскому режиму</text:p>
      <text:p text:style-name="P5">- установите уведомление MOTD, сообщающее о недопустимости несанкционированного доступа к коммутатору</text:p>
      <text:p text:style-name="P5">- сохраните конфигурацию, чтобы она продолжала использоваться после перезагрузки устройства</text:p>
      <text:p text:style-name="P5">- назначьте <text:span text:style-name="T5">IP</text:span> адрес интерфейсу <text:span text:style-name="T5">vlan</text:span> 1</text:p>
      <text:p text:style-name="P5">- включите этот интерфейс</text:p>
      <text:p text:style-name="P5">- сохраните конфигурацию</text:p>
      <text:p text:style-name="P5">- еще раз внимательно просмотрите конфигурацию и убедитесь что все линии виртуальных терминалов (vty) коммутаторов готовы для приема удаленных подключений и не защищены паролями</text:p>
      <text:p text:style-name="P5">-при необходимости внесите исправления в конфигурацию и сохраните её</text:p>
      <text:p text:style-name="P5">- отключите консольный кабель</text:p>
      <text:p text:style-name="P5">4. Выполните конфигурирование IP настроек на всех рабочих станциях, сервере и компьютере администратора.</text:p>
      <text:p text:style-name="P5">5. Проверьте доступность с компьютера администратора всех рабочих станций и сервера.</text:p>
      <text:p text:style-name="P5">6. <text:bookmark-start text:name="_GoBack"/>Проверьте доступность с компьютера администратора первого и второго коммутаторов.<text:bookmark-end text:name="_GoBack"/></text:p>
      <text:p text:style-name="P5">7. Используя протокол Telnet, выполните удалённое подключение к каждому из коммутаторов</text:p>
      <text:p text:style-name="P5">8. Проверьте сетевую доступность для каждого коммутатора другого коммутатора и компьютера администратора.</text:p>
      <text:p text:style-name="P5">9. Установите пароли доступа на линии виртуальных терминалов и проверьте их действие</text:p>
      <text:p text:style-name="P5">10. Сохраните сделанные изменения в конфигурациях</text:p>
      <text:p text:style-name="P5">11. Сохраните результаты работы в виде файла в формате <text:span text:style-name="T5">Packet</text:span> <text:span text:style-name="T5">Tracer</text:span> и представьте её преподавателю</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Arial CYR" svg:font-family="'Arial CYR'"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0cm" fo:margin-right="0cm" fo:text-indent="0.7cm" style:auto-text-indent="false"/>
      <style:text-properties style:font-name="Arial1" fo:font-size="10pt" style:font-size-asian="10pt" style:font-name-complex="Arial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049cm"/>
      <style:text-properties style:font-name="Arial Unicode MS" fo:font-size="24pt" fo:font-weight="bold" style:letter-kerning="true" style:font-name-asian="Arial Unicode MS1" style:font-size-asian="24pt" style:font-weight-asian="bold" style:font-name-complex="Arial Unicode MS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049cm" fo:break-before="page"/>
      <style:text-properties style:font-name="Arial Unicode MS" fo:font-size="14pt" fo:font-weight="bold" style:font-name-asian="Arial Unicode MS1" style:font-size-asian="14pt" style:font-weight-asian="bold" style:font-name-complex="Arial Unicode MS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style:text-properties style:font-name="Arial1" fo:font-weight="bold"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212cm" fo:margin-bottom="0.141cm"/>
      <style:text-properties fo:color="#000000" fo:font-size="13pt" fo:font-weight="bold" style:font-name-asian="Arial Unicode MS1" style:font-size-asian="13pt" style:font-weight-asian="bold" style:font-name-complex="Arial CYR" style:font-size-complex="14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635cm" fo:margin-bottom="0.071cm" style:line-height-at-least="0.423cm" fo:orphans="2" fo:widows="2" fo:padding-left="0cm" fo:padding-right="0cm" fo:padding-top="0cm" fo:padding-bottom="0.176cm" fo:border-left="none" fo:border-right="none" fo:border-top="none" fo:border-bottom="0.026cm solid #00000a" style:writing-mode="lr-tb">
        <style:tab-stops>
          <style:tab-stop style:position="2.362cm"/>
        </style:tab-stops>
      </style:paragraph-properties>
      <style:text-properties style:use-window-font-color="true" style:font-name="Helvetica" fo:language="en" fo:country="US" fo:font-weight="bold" style:font-weight-asian="bold"/>
    </style:style>
    <style:style style:name="note" style:family="paragraph" style:parent-style-name="Standard" style:default-outline-level="" style:list-style-name="">
      <style:paragraph-properties fo:margin-top="0.176cm" fo:margin-bottom="0.049cm"/>
      <style:text-properties style:font-name="Arial Unicode MS" style:font-name-asian="Arial Unicode MS1" style:font-name-complex="Arial Unicode MS1"/>
    </style:style>
    <style:style style:name="Готовый" style:family="paragraph" style:parent-style-name="Standard" style:default-outline-level="" style:list-style-name="">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font-size-complex="10pt"/>
    </style:style>
    <style:style style:name="caption" style:family="paragraph" style:parent-style-name="Standard" style:default-outline-level="" style:list-style-name="">
      <style:text-properties fo:color="#000000" style:font-name-complex="Arial2" style:font-size-complex="16pt" style:font-weight-complex="bold"/>
    </style:style>
    <style:style style:name="Normal_20__28_Web_29_" style:display-name="Normal (Web)"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Body_20_Text_20_3" style:display-name="Body Text 3" style:family="paragraph" style:parent-style-name="Standard" style:default-outline-level="" style:list-style-name="">
      <style:text-properties fo:font-size="24pt" style:font-size-asian="24pt"/>
    </style:style>
    <style:style style:name="Text_20_body_20_indent" style:display-name="Text body indent" style:family="paragraph" style:parent-style-name="Standard" style:default-outline-level="" style:list-style-name="" style:class="text">
      <style:paragraph-properties fo:margin-left="0.635cm" fo:margin-right="0cm" fo:text-indent="0cm" style:auto-text-indent="false"/>
      <style:text-properties style:font-name="Arial1" fo:font-size="10pt" style:font-size-asian="10pt" style:font-name-complex="Arial2"/>
    </style:style>
    <style:style style:name="Body_20_Text_20_Indent_20_2" style:display-name="Body Text Indent 2" style:family="paragraph" style:parent-style-name="Standard" style:default-outline-level="" style:list-style-name="">
      <style:paragraph-properties fo:margin-left="0cm" fo:margin-right="1.27cm" fo:margin-top="0.176cm" fo:margin-bottom="0.049cm" fo:text-indent="1.249cm" style:auto-text-indent="false"/>
      <style:text-properties style:font-name="Arial1" fo:font-size="10pt" style:font-size-asian="10pt" style:font-name-complex="Arial2"/>
    </style:style>
    <style:style style:name="Body_20_Text_20_Indent_20_3" style:display-name="Body Text Indent 3" style:family="paragraph" style:parent-style-name="Standard" style:default-outline-level="" style:list-style-name="">
      <style:paragraph-properties fo:margin-left="0cm" fo:margin-right="0cm" fo:margin-top="0.212cm" fo:margin-bottom="0cm" fo:text-indent="0.63cm" style:auto-text-indent="false"/>
      <style:text-properties fo:color="#000000" style:font-name="Arial1" fo:font-size="10pt" style:font-size-asian="10pt" style:font-name-complex="Arial2" style:font-size-complex="6pt"/>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text-align="center" style:justify-single-word="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eus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otnote_20_reference" style:display-name="footnote reference" style:family="text" style:parent-style-name="Default_20_Paragraph_20_Font">
      <style:text-properties style:text-position="super 58%"/>
    </style:style>
    <style:style style:name="HTML_20_Keyboard" style:display-name="HTML Keyboard" style:family="text" style:parent-style-name="Default_20_Paragraph_20_Font">
      <style:text-properties style:font-name="Arial Unicode MS" fo:font-size="10pt" style:font-name-asian="Arial Unicode MS1" style:font-size-asian="10pt" style:font-name-complex="Arial Unicode MS1" style:font-size-complex="10pt"/>
    </style:style>
    <style:style style:name="HTML_20_Code" style:display-name="HTML Code" style:family="text" style:parent-style-name="Default_20_Paragraph_20_Font">
      <style:text-properties style:font-name="Courier New" fo:font-size="10pt" style:font-name-asian="Courier New1" style:font-size-asian="10pt" style:font-name-complex="Courier New1" style:font-size-complex="10pt"/>
    </style:style>
    <style:style style:name="HTML_20_Sample" style:display-name="HTML Sample" style:family="text" style:parent-style-name="Default_20_Paragraph_20_Font">
      <style:text-properties fo:color="#000080" style:font-name="Courier New" style:font-name-asian="Arial Unicode MS1" style:font-name-complex="Courier New1"/>
    </style:style>
    <style:style style:name="HTML_20_Typewriter" style:display-name="HTML Typewriter" style:family="text" style:parent-style-name="Default_20_Paragraph_20_Font">
      <style:text-properties style:font-name="Courier New" fo:font-size="10pt" style:font-name-asian="Courier New1" style:font-size-asian="10pt" style:font-name-complex="Courier New1"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Название_20_Знак" style:display-name="Название Знак" style:family="text" style:parent-style-name="Default_20_Paragraph_20_Font">
      <style:text-properties fo:font-weight="bold" style:font-weight-asian="bold"/>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Обычный"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Обычный"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Обычный"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Обычный"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Обычный"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4.128cm" fo:text-indent="-0.635cm" fo:margin-left="4.128cm"/>
        </style:list-level-properties>
        <style:text-properties fo:font-family="Wingdings" style:font-style-name="Regular"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text:list-tab-stop-position="5.53cm" fo:text-indent="-1.085cm" fo:margin-left="5.5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Лабораторная работа №3</dc:title>
    <meta:initial-creator>serge</meta:initial-creator>
    <meta:editing-cycles>12</meta:editing-cycles>
    <meta:print-date>2011-02-09T14:21:00</meta:print-date>
    <meta:creation-date>2014-02-18T15:01:00</meta:creation-date>
    <dc:date>2018-10-19T13:30:12.28</dc:date>
    <meta:editing-duration>PT55M59S</meta:editing-duration>
    <meta:generator>OpenOffice/4.1.4$Win32 OpenOffice.org_project/414m5$Build-9788</meta:generator>
    <meta:document-statistic meta:table-count="1" meta:image-count="0" meta:object-count="0" meta:page-count="2" meta:paragraph-count="76" meta:word-count="687" meta:character-count="5384"/>
    <meta:user-defined meta:name="AppVersion">15.0000</meta:user-defined>
    <meta:user-defined meta:name="Company">M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